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117cm"/>
    </style:style>
    <style:style style:name="co10" style:family="table-column">
      <style:table-column-properties fo:break-before="auto" style:column-width="3.51cm"/>
    </style:style>
    <style:style style:name="co11" style:family="table-column">
      <style:table-column-properties fo:break-before="auto" style:column-width="3.722cm"/>
    </style:style>
    <style:style style:name="co12" style:family="table-column">
      <style:table-column-properties fo:break-before="auto" style:column-width="2.935cm"/>
    </style:style>
    <style:style style:name="co13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Default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number-columns-repeated="4"/>
          <table:table-cell table:style-name="ce16" office:value-type="string" calcext:value-type="string">
            <text:p>Credentials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password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eta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mainpassword</text:p>
          </table:table-cell>
          <table:table-cell table:style-name="ce15" office:value-type="string" calcext:value-type="string">
            <text:p>Bol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table:style-name="ce15" office:value-type="string" calcext:value-type="string">
            <text:p>begindate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 table:number-columns-repeated="6"/>
          <table:table-cell table:number-columns-repeated="2" table:style-name="ce15" office:value-type="string" calcext:value-type="string">
            <text:p>enddate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Calendar</text:p>
          </table:table-cell>
          <table:table-cell table:number-columns-repeated="4"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style-name="ce5" table:number-columns-repeated="3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x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eta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i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zodiacsig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iptotal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ckroachtype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effec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eat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ce5" office:value-type="string" calcext:value-type="string">
            <text:p>level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physic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table:style-name="ce5" office:value-type="string" calcext:value-type="string">
            <text:p>trollcanines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mag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table:style-name="ce5" office:value-type="string" calcext:value-type="string">
            <text:p>nextlevelcoun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ce5" office:value-type="string" calcext:value-type="string">
            <text:p>upgrade</text:p>
          </table:table-cell>
          <table:table-cell table:style-name="ce5" office:value-type="string" calcext:value-type="string">
            <text:p>uupgrade_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obscure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percent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soci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rank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rank</text:p>
          </table:table-cell>
          <table:table-cell table:style-name="ce5" office:value-type="string" calcext:value-type="string">
            <text:p>Enumeration</text:p>
          </table:table-cell>
          <table:table-cell table:style-name="ce5"/>
          <table:table-cell/>
          <table:table-cell table:style-name="ce16" office:value-type="string" calcext:value-type="string">
            <text:p>Bonus/Malus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technology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i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partx1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psych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maxrank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x1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table:style-name="ce15" office:value-type="string" calcext:value-type="string">
            <text:p>family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partx2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x2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partx3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monsterx3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monsterpartx4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table:style-name="ce5" office:value-type="string" calcext:value-type="string">
            <text:p>monsterx4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number-columns-repeated="4"/>
          <table:table-cell table:style-name="ce16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ce5" office:value-type="string" calcext:value-type="string">
            <text:p>monsterpartx5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x5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table:style-name="ce15" office:value-type="string" calcext:value-type="string">
            <text:p>id_quest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partx6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monsterx6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customer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prioritylevel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teamsiz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Task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id_task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reward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ste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finalestep</text:p>
          </table:table-cell>
          <table:table-cell table:style-name="ce15" office:value-type="string" calcext:value-type="string">
            <text:p>Bollean</text:p>
          </table:table-cell>
          <table:table-cell table:style-name="ce15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number-columns-repeated="4"/>
          <table:table-cell table:style-name="ce16" office:value-type="string" calcext:value-type="string">
            <text:p>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b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idchef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number-columns-repeated="4"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action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durationm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durationmax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leveladju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 table:number-columns-repeated="6"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Prerequisited</text:p>
          </table:table-cell>
          <table:table-cell table:number-columns-repeated="4"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Levelseeinsible</text:p>
          </table:table-cell>
          <table:table-cell table:style-name="Default" table:number-columns-repeated="3"/>
          <table:table-cell table:number-columns-repeated="6"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cod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Professions</text:p>
          </table:table-cell>
          <table:table-cell table:number-columns-repeated="4"/>
          <table:table-cell table:number-columns-repeated="2" office:value-type="string" calcext:value-type="string">
            <text:p>bu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ar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description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8" office:value-type="string" calcext:value-type="string">
            <text:p>Worldmap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rank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7" office:value-type="string" calcext:value-type="string">
            <text:p>libell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number-columns-repeated="4"/>
          <table:table-cell table:number-columns-repeated="2" office:value-type="string" calcext:value-type="string">
            <text:p>dropp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r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posi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id_religion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nega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posi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text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nega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levelrequir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ur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posi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nega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number-columns-repeated="4"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actualisation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templat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Desc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1" office:value-type="string" calcext:value-type="string">
            <text:p>Adherent_of</text:p>
          </table:table-cell>
          <table:table-cell table:style-name="ce10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cos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weightm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script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ock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number-columns-repeated="2" table:style-name="ce5" office:value-type="string" calcext:value-type="string">
            <text:p>percen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a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status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ce10" table:number-columns-repeated="4"/>
          <table:table-cell/>
          <table:table-cell table:style-name="ce5" office:value-type="string" calcext:value-type="string">
            <text:p>rank</text:p>
          </table:table-cell>
          <table:table-cell table:style-name="ce5" office:value-type="string" calcext:value-type="string">
            <text:p>rank_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siz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piet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Buildingtype</text:p>
          </table:table-cell>
          <table:table-cell table:number-columns-repeated="4"/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ervicetype</text:p>
          </table:table-cell>
          <table:table-cell table:style-name="Default" table:number-columns-repeated="3"/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gender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costmin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costm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costupkee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gender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costmax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hitpoints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costinstall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basescript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script</text:p>
          </table:table-cell>
          <table:table-cell table:style-name="ce5" office:value-type="string" calcext:value-type="string">
            <text:p>Varchar(255)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costupkee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costinstall</text:p>
          </table:table-cell>
          <table:table-cell table:style-name="ce5" office:value-type="string" calcext:value-type="string">
            <text:p>Big 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arm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hitpoints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capacit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arm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modele</text:p>
          </table:table-cell>
          <table:table-cell table:style-name="ce5" office:value-type="string" calcext:value-type="string">
            <text:p>Varchar(255)</text:p>
          </table:table-cell>
          <table:table-cell table:style-name="ce5"/>
          <table:table-cell/>
          <table:table-cell table:number-columns-repeated="2" table:style-name="ce5" office:value-type="string" calcext:value-type="string">
            <text:p>script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Resourcenodes</text:p>
          </table:table-cell>
          <table:table-cell table:style-name="Default" table:number-columns-repeated="3"/>
          <table:table-cell/>
          <table:table-cell table:number-columns-repeated="2" table:style-name="ce5" office:value-type="string" calcext:value-type="string">
            <text:p>quantit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capacit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siz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modele</text:p>
          </table:table-cell>
          <table:table-cell table:style-name="ce5" office:value-type="string" calcext:value-type="string">
            <text:p>Varchar(255)</text:p>
          </table:table-cell>
          <table:table-cell table:style-name="ce5"/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siz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visibility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sdr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extrac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visibility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bank</text:p>
          </table:table-cell>
          <table:table-cell table:style-name="ce5" office:value-type="string" calcext:value-type="string">
            <text:p>Big Integer</text:p>
          </table:table-cell>
          <table:table-cell table:style-name="ce5"/>
          <table:table-cell/>
          <table:table-cell table:style-name="ce16" office:value-type="string" calcext:value-type="string">
            <text:p>Familybuilding</text:p>
          </table:table-cell>
          <table:table-cell table:number-columns-repeated="4"/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Resourcenodes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Event</text:p>
          </table:table-cell>
          <table:table-cell table:style-name="Default" table:number-columns-repeated="3"/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extractm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date_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5" office:value-type="string" calcext:value-type="string">
            <text:p>extractmax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actiontype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description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eather</text:p>
          </table:table-cell>
          <table:table-cell table:number-columns-repeated="4"/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5" office:value-type="string" calcext:value-type="string">
            <text:p>traite</text:p>
          </table:table-cell>
          <table:table-cell table:style-name="ce5" office:value-type="string" calcext:value-type="string">
            <text:p>_traite</text:p>
          </table:table-cell>
          <table:table-cell table:style-name="ce5" office:value-type="string" calcext:value-type="string">
            <text:p>Decimal(15,2)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visibility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xm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xmax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ym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ymax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validday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ra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win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hea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level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pric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piric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turn</text:p>
          </table:table-cell>
          <table:table-cell office:value-type="string" calcext:value-type="string">
            <text:p>turn_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ime_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ce16" office:value-type="string" calcext:value-type="string">
            <text:p>Familyobject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09:30:17.311895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11T13:36:14.547884376</dc:date>
    <meta:editing-duration>PT39M38S</meta:editing-duration>
    <meta:editing-cycles>7</meta:editing-cycles>
    <meta:generator>LibreOffice/24.2.7.2$Linux_X86_64 LibreOffice_project/420$Build-2</meta:generator>
    <meta:document-statistic meta:table-count="1" meta:cell-count="1646" meta:object-count="0"/>
  </office:meta>
</office:document-meta>
</file>